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2pt" officeooo:paragraph-rsid="000f36d9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333333" style:font-name="Ubuntu" fo:font-size="12pt" officeooo:paragraph-rsid="0010272c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66cc" style:font-name="Ubuntu" fo:font-size="25pt" officeooo:paragraph-rsid="0010272c" style:font-size-asian="25pt" style:font-size-complex="25pt"/>
    </style:style>
    <style:style style:name="P4" style:family="paragraph" style:parent-style-name="Standard">
      <style:paragraph-properties fo:text-align="center" style:justify-single-word="false"/>
      <style:text-properties fo:color="#5e2750" style:font-name="Ubuntu" fo:font-size="66pt" officeooo:rsid="000f36d9" officeooo:paragraph-rsid="000f36d9" style:font-size-asian="66pt" style:font-size-complex="66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66pt" officeooo:rsid="000f36d9" officeooo:paragraph-rsid="000f36d9" style:font-size-asian="66pt" style:font-size-complex="66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officeooo:rsid="000f36d9" officeooo:paragraph-rsid="000f36d9" style:font-size-asian="17.5pt" style:font-size-complex="20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20pt" officeooo:rsid="000f36d9" officeooo:paragraph-rsid="000f36d9" style:font-size-asian="17.5pt" style:font-size-complex="20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4pt" officeooo:rsid="000f36d9" officeooo:paragraph-rsid="000f36d9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25pt" officeooo:rsid="000f36d9" officeooo:paragraph-rsid="000f36d9" style:font-size-asian="25pt" style:font-size-complex="25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25pt" officeooo:rsid="0011ebd3" officeooo:paragraph-rsid="0011ebd3" style:font-size-asian="25pt" style:font-size-complex="25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officeooo:rsid="000f36d9" officeooo:paragraph-rsid="000f36d9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officeooo:rsid="0010272c" officeooo:paragraph-rsid="000f36d9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2pt" officeooo:rsid="0010272c" officeooo:paragraph-rsid="0010272c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officeooo:rsid="0011ebd3" officeooo:paragraph-rsid="0011ebd3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2pt" fo:font-weight="bold" officeooo:rsid="0011ebd3" officeooo:paragraph-rsid="0012ab2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2pt" fo:font-weight="normal" officeooo:rsid="0011ebd3" officeooo:paragraph-rsid="0012ab2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2pt" fo:font-weight="normal" officeooo:rsid="0011ebd3" officeooo:paragraph-rsid="0012d87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66cc" style:font-name="Ubuntu" fo:font-size="25pt" officeooo:rsid="000f36d9" officeooo:paragraph-rsid="000f36d9" style:font-size-asian="25pt" style:font-size-complex="25pt"/>
    </style:style>
    <style:style style:name="P19" style:family="paragraph" style:parent-style-name="Standard">
      <style:paragraph-properties fo:text-align="justify" style:justify-single-word="false"/>
      <style:text-properties fo:color="#0066cc" style:font-name="Ubuntu" fo:font-size="25pt" officeooo:rsid="0010272c" officeooo:paragraph-rsid="0010272c" style:font-size-asian="25pt" style:font-size-complex="25pt"/>
    </style:style>
    <style:style style:name="P20" style:family="paragraph" style:parent-style-name="Standard">
      <style:paragraph-properties fo:text-align="justify" style:justify-single-word="false"/>
      <style:text-properties fo:color="#0066cc" style:font-name="Ubuntu" fo:font-size="25pt" officeooo:rsid="0011ebd3" officeooo:paragraph-rsid="0011ebd3" style:font-size-asian="25pt" style:font-size-complex="25pt"/>
    </style:style>
    <style:style style:name="P21" style:family="paragraph" style:parent-style-name="Standard">
      <style:paragraph-properties fo:text-align="justify" style:justify-single-word="false"/>
      <style:text-properties fo:color="#0066cc" style:font-name="Ubuntu" fo:font-size="26pt" fo:font-weight="normal" officeooo:rsid="0011ebd3" officeooo:paragraph-rsid="0013c279" style:font-size-asian="26pt" style:font-weight-asian="normal" style:font-size-complex="2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Ubuntu" fo:font-size="12pt" officeooo:rsid="0010272c" officeooo:paragraph-rsid="0010272c" style:font-size-asian="10.5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333333" style:font-name="Ubuntu" fo:font-size="12pt" officeooo:rsid="0011ebd3" officeooo:paragraph-rsid="0011ebd3" style:font-size-asian="10.5pt" style:font-size-complex="12pt"/>
    </style:style>
    <style:style style:name="P24" style:family="paragraph" style:parent-style-name="Standard">
      <style:paragraph-properties fo:text-align="justify" style:justify-single-word="false"/>
      <style:text-properties fo:color="#333333" style:font-name="Ubuntu" fo:font-size="12pt" officeooo:rsid="0011ebd3" officeooo:paragraph-rsid="0012ab2d" style:font-size-asian="10.5pt" style:font-size-complex="12pt"/>
    </style:style>
    <style:style style:name="P25" style:family="paragraph" style:parent-style-name="Standard">
      <style:paragraph-properties fo:text-align="justify" style:justify-single-word="false"/>
      <style:text-properties fo:color="#333333" style:font-name="Ubuntu" fo:font-size="12pt" fo:font-weight="bold" officeooo:rsid="0011ebd3" officeooo:paragraph-rsid="0011ebd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333333" style:font-name="Ubuntu" fo:font-size="12pt" fo:font-weight="normal" officeooo:rsid="0011ebd3" officeooo:paragraph-rsid="0013c27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4c4c4c" style:font-name="Ubuntu" fo:font-size="12pt" officeooo:rsid="0010272c" officeooo:paragraph-rsid="0010272c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fo:color="#5c8526" style:font-name="Ubuntu" fo:font-size="12pt" officeooo:rsid="0011ebd3" officeooo:paragraph-rsid="0011ebd3" style:font-size-asian="10.5pt" style:font-size-complex="12pt"/>
    </style:style>
    <style:style style:name="T1" style:family="text">
      <style:text-properties officeooo:rsid="000f36d9"/>
    </style:style>
    <style:style style:name="T2" style:family="text">
      <style:text-properties officeooo:rsid="0010272c"/>
    </style:style>
    <style:style style:name="T3" style:family="text">
      <style:text-properties officeooo:rsid="0011ebd3"/>
    </style:style>
    <style:style style:name="T4" style:family="text">
      <style:text-properties officeooo:rsid="0012ab2d"/>
    </style:style>
    <style:style style:name="T5" style:family="text">
      <style:text-properties fo:font-weight="bold" officeooo:rsid="0012ab2d" style:font-weight-asian="bold" style:font-weight-complex="bold"/>
    </style:style>
    <style:style style:name="T6" style:family="text">
      <style:text-properties fo:font-weight="bold" officeooo:rsid="0012d87a" style:font-weight-asian="bold" style:font-weight-complex="bold"/>
    </style:style>
    <style:style style:name="T7" style:family="text">
      <style:text-properties fo:font-weight="normal" officeooo:rsid="0012ab2d" style:font-weight-asian="normal" style:font-weight-complex="normal"/>
    </style:style>
    <style:style style:name="T8" style:family="text">
      <style:text-properties officeooo:rsid="0012d87a"/>
    </style:style>
    <style:style style:name="T9" style:family="text">
      <style:text-properties officeooo:rsid="0013c2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iconPersonal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ocumento de desarrollo y programació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Desarrollado por: <text:s text:c="8"/>Frederick Adolfo Salazar Sanchez</text:p>
      <text:p text:style-name="P8">Fecha:<text:tab/><text:tab/><text:tab/>5 de noviembre de 2012</text:p>
      <text:p text:style-name="P8"/>
      <text:p text:style-name="P8"/>
      <text:p text:style-name="P18"><text:soft-page-break/>Que se quiere crear?</text:p>
      <text:p text:style-name="P9"/>
      <text:p text:style-name="P11">Niconpersonal nace como un proyecto educativo en el que se pretende diseñar, desarrollar </text:p>
      <text:p text:style-name="P11">y aumentar conocimientos de programación y software, a través del cual se pongan en practica las nuevas metodologías de programación y que sirva como producto base para la empresa NiconSystem Incorporated. <text:s/></text:p>
      <text:p text:style-name="P11"/>
      <text:p text:style-name="P1"><text:span text:style-name="T1">La aplicación tendrá como objetivo principal servir de suite de información personal, en la cual los usuarios puedan sincronizar de forma lógica, segura, ordenada, elegante y </text:span><text:span text:style-name="T2">fácil</text:span><text:span text:style-name="T1"> toda su información de uso diario básico, </text:span><text:span text:style-name="T2">como lo es la información de contactos, tareas, notas,finanzas personales, envío de email.</text:span></text:p>
      <text:p text:style-name="P12"/>
      <text:p text:style-name="P13">NiconPersonal se desarrollara en un sistema base con las aplicaciones anteriormente mencionadas, además en el transcurso del tiempo se le irán añadiendo nuevas características según se vea necesario y se aumentara su estructura para la colaboración y desarrollo del sistema.</text:p>
      <text:p text:style-name="P13"/>
      <text:p text:style-name="P3"><text:span text:style-name="T2">Filosofía de </text:span><text:span text:style-name="T3">NiconPersonal</text:span><text:span text:style-name="T2">.</text:span></text:p>
      <text:p text:style-name="P19"/>
      <text:p text:style-name="P2"><text:span text:style-name="T2">NiconPersonal sera siempre una aplicación gratuita de código abierto diseñada, desarrollada y mantenida por la empresa NiconSystem Incorporated, no ser</text:span><text:span text:style-name="T3">á</text:span><text:span text:style-name="T2"> desarrollada por una comunidad, m</text:span><text:span text:style-name="T3">á</text:span><text:span text:style-name="T2">s sin embargo la comunidad podrá crear derivaciones de la misma usando siempre un nombre diferente al mantenido por la empresa.</text:span></text:p>
      <text:p text:style-name="P22"/>
      <text:p text:style-name="P22">Niconpersonal siempre deberá destacarse de las demás soluciones del mercado dado a su potencialidad, elegancia y facilidad de uso. Que permitirá que sea usada por un sin numero de personas cuyos conocimientos informáticos sean nulos o bajos.</text:p>
      <text:p text:style-name="P22"/>
      <text:p text:style-name="P22">Niconpersonal siempre deberá ser multiplataforma y deberá ejecutarse en prácticamente cualquier computador del mundo cuyas características mínimas sean compatibles con las de la aplicación.</text:p>
      <text:p text:style-name="P22"/>
      <text:p text:style-name="P2"><text:span text:style-name="T2">Niconpersonal siempre sera software libre, siempre sera gratuita y siempre se esforzar</text:span><text:span text:style-name="T3">á</text:span><text:span text:style-name="T2"> por ser fácil de usar por todos sus usuarios. </text:span></text:p>
      <text:p text:style-name="P27"/>
      <text:p text:style-name="P9"/>
      <text:p text:style-name="P9"/>
      <text:p text:style-name="P9"/>
      <text:p text:style-name="P9"/>
      <text:p text:style-name="P20"><text:soft-page-break/>Metodologías de desarrollo</text:p>
      <text:p text:style-name="P10"/>
      <text:p text:style-name="P14">NiconPersonal será desarrollada en fases que ayudará al desarrollo y estabilización de la aplicación en sus diferentes versiones, en este segmento se definirán las formas de versiones, las fases de cada una de las versiones y sus lanzamientos. Además se explicará como se nombrará cada una de las versiones y que eventos se podrán realizar para la misma.</text:p>
      <text:p text:style-name="P14"/>
      <text:p text:style-name="P28">Sobre las fases de desarrollo.</text:p>
      <text:p text:style-name="P28"/>
      <text:p text:style-name="P23">NiconPersonal desde su nacimiento hasta su madurez y posterior evolución basará sus lanzamientos y liberaciones así como los medios de programación en tres canales de desarrollo: Alfa, Beta, Final.</text:p>
      <text:p text:style-name="P23"/>
      <text:p text:style-name="P25">Development Chanel Alfa:</text:p>
      <text:p text:style-name="P23"/>
      <text:p text:style-name="P23">el canal de desarrollo ALFA indica novedades y nacimientos se toma como referencia para saber que su actual desarrollo aun es de pruebas. <text:span text:style-name="T4">Cuando una versión se encuentra en el canal de desarrollo alfa podrá agregar nuevas características, nuevas herramientas nuevos métodos, reacondicionar viejos métodos o código, mas no podrá eliminar de forma indiscriminada los métodos, herramientas base o características ingresadas en anteriores versiones sin que se compruebe que son ineficaces o inútiles por parte de los usuarios.</text:span> <text:span text:style-name="T4">Además no se podrán eliminar las características que se consideren como base de la aplicación y de nivel permanente.</text:span></text:p>
      <text:p text:style-name="P23"><text:span text:style-name="T4"/></text:p>
      <text:p text:style-name="P24"><text:span text:style-name="T4">Cuando una versión pasa a través del canal alfa, solo será para la inclusión de nuevo código o mejora de código. En este canal se podrá hacer pequeñas liberaciones de paquetes a a través del denominado </text:span><text:span text:style-name="T5">Alfa Public Release (Liberación alfa publica). </text:span><text:span text:style-name="T7"><text:s/>Estas liberaciones se podrán hacer con el único fin de enseñar a los usuarios mas experimentados las nuevas características que traerá la aplicación para su siguiente versión y deberá existir hasta un máximo de 2 meses en cada liberación.</text:span></text:p>
      <text:p text:style-name="P14"/>
      <text:p text:style-name="P15"><text:span text:style-name="T4">Development Chanel BETA:</text:span></text:p>
      <text:p text:style-name="P16"><text:span text:style-name="T4"/></text:p>
      <text:p text:style-name="P16"><text:span text:style-name="T4">El canal de desarrollo BETA indica un estado de corrección, estabilización y adelgazamiento, en este se pone a pruebas exhaustivas la suite con el fin de detectar la mayor cantidad de errores posibles en los diferentes entornos en los que se pudiera ejecutar con el fin de corregir y mejorar el código ya existente, preparándolo para la liberación FINAL que supone un estado STABLE en todo el sistema y sus módulos. </text:span></text:p>
      <text:p text:style-name="P16"><text:span text:style-name="T4">En el canal BETA se podrán hacer liberaciones para usuarios medios y experimentados, con el fin que prueben y reporten la mayor cantidad de errores en el sistema para así solucionarlos. Al estar una versión en el canal beta solo podrán corregirse y mejorarse el código fuente que llega de el canal alfa mas nunca podrán incorporarse nuevas características o herramientas al sistema. Un objetivo primordial del canal beta es adelgazar el código fuente y mejorar la estabilidad y consumo de recursos del sistema. Buscar bugs en seguridad y corregirlos en el menor tiempo posible.</text:span></text:p>
      <text:p text:style-name="P16"><text:span text:style-name="T4"/></text:p>
      <text:p text:style-name="P16"><text:span text:style-name="T4"/></text:p>
      <text:p text:style-name="P15"><text:soft-page-break/><text:span text:style-name="T4">Development Chanel FINAL:</text:span></text:p>
      <text:p text:style-name="P16"><text:span text:style-name="T4">Cuando ya una versión ingresa al canal del desarrollo final, predefine que su uso ya es seguro, estable y que contiene toda la calidad básica de la aplicación para todo tipo de usuarios. Su lanzamiento será el mas importante y anunciado en el cual los usuarios podrá ya probar de forma oficial todas las nuevas características, herramientas y </text:span><text:span text:style-name="T8">métodos</text:span><text:span text:style-name="T4"> que se hayan planificado en el </text:span><text:span text:style-name="T6">NDC (Nicon Development Congress) </text:span><text:span text:style-name="T8">celebrado por la empresa antes de el inicio de labores de una nueva versión, en este congreso se trabaja en todos los productos base de la empresa y se aprovecha para dar a conocer al publico los productos <text:s/>que la compañía posee para todos los sectores.</text:span></text:p>
      <text:p text:style-name="P16"><text:span text:style-name="T8"/></text:p>
      <text:p text:style-name="P17"><text:span text:style-name="T8">En el canal FINAL se podrán hacer correcciones de ultimo minuto y solo podrá se retocado a nivel gráfico, el LibCore no podrá ser accedido por los desarrolladores en ningún momento a no ser que sea un error que ponga en riesgo la seguridad del usuario o la estabilidad del sistema.</text:span></text:p>
      <text:p text:style-name="P17"><text:span text:style-name="T8"/></text:p>
      <text:p text:style-name="P17"><text:span text:style-name="T8">Su lanzamiento se hará con el nombre de la suite, el numero de versión, y el sufijo Final Stable que indica su nivel de calidad y desarrollo.</text:span></text:p>
      <text:p text:style-name="P17"><text:span text:style-name="T8"/></text:p>
      <text:p text:style-name="P17"><text:span text:style-name="T8"/></text:p>
      <text:p text:style-name="P21"><text:span text:style-name="T9">Componentes Base de NiconPersonal</text:span></text:p>
      <text:p text:style-name="P21"><text:span text:style-name="T9"/></text:p>
      <text:p text:style-name="P2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ck Sanchez</meta:initial-creator>
    <meta:creation-date>2012-11-05T16:22:37</meta:creation-date>
    <dc:date>2012-11-05T17:19:41</dc:date>
    <dc:creator>Frederick Sanchez</dc:creator>
    <meta:editing-duration>PT26M5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4" meta:paragraph-count="29" meta:word-count="928" meta:character-count="5872" meta:non-whitespace-character-count="4956"/>
  </office:meta>
</office:document-meta>
</file>